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8b7" officeooo:paragraph-rsid="001118b7"/>
    </style:style>
    <style:style style:name="P2" style:family="paragraph" style:parent-style-name="Standard">
      <style:text-properties fo:font-weight="bold" officeooo:rsid="001263e3" officeooo:paragraph-rsid="001263e3" style:font-weight-asian="bold" style:font-weight-complex="bold"/>
    </style:style>
    <style:style style:name="P3" style:family="paragraph" style:parent-style-name="Standard">
      <style:text-properties officeooo:rsid="001263e3" officeooo:paragraph-rsid="001263e3"/>
    </style:style>
    <style:style style:name="P4" style:family="paragraph" style:parent-style-name="Standard">
      <style:text-properties officeooo:rsid="001118b7" officeooo:paragraph-rsid="001118b7"/>
    </style:style>
    <style:style style:name="P5" style:family="paragraph" style:parent-style-name="Standard">
      <style:text-properties officeooo:rsid="001118b7" officeooo:paragraph-rsid="0016da0b"/>
    </style:style>
    <style:style style:name="P6" style:family="paragraph" style:parent-style-name="Standard">
      <style:text-properties officeooo:rsid="001118b7" officeooo:paragraph-rsid="00177928"/>
    </style:style>
    <style:style style:name="P7" style:family="paragraph" style:parent-style-name="Standard">
      <style:text-properties officeooo:rsid="001118b7" officeooo:paragraph-rsid="0017ae14"/>
    </style:style>
    <style:style style:name="P8" style:family="paragraph" style:parent-style-name="Standard">
      <style:text-properties officeooo:rsid="001118b7" officeooo:paragraph-rsid="001a12a5"/>
    </style:style>
    <style:style style:name="P9" style:family="paragraph" style:parent-style-name="Standard">
      <style:text-properties officeooo:rsid="001118b7" officeooo:paragraph-rsid="001d3757"/>
    </style:style>
    <style:style style:name="P10" style:family="paragraph" style:parent-style-name="Standard">
      <style:text-properties officeooo:rsid="001118b7" officeooo:paragraph-rsid="001eea8d"/>
    </style:style>
    <style:style style:name="P11" style:family="paragraph" style:parent-style-name="Standard">
      <style:text-properties officeooo:rsid="001263e3" officeooo:paragraph-rsid="0016da0b"/>
    </style:style>
    <style:style style:name="P12" style:family="paragraph" style:parent-style-name="Standard">
      <style:text-properties officeooo:rsid="001263e3" officeooo:paragraph-rsid="00177928"/>
    </style:style>
    <style:style style:name="P13" style:family="paragraph" style:parent-style-name="Standard">
      <style:text-properties officeooo:rsid="001263e3" officeooo:paragraph-rsid="001a12a5"/>
    </style:style>
    <style:style style:name="P14" style:family="paragraph" style:parent-style-name="Standard">
      <style:text-properties officeooo:rsid="001263e3" officeooo:paragraph-rsid="001d3757"/>
    </style:style>
    <style:style style:name="P15" style:family="paragraph" style:parent-style-name="Standard">
      <style:text-properties officeooo:rsid="001263e3" officeooo:paragraph-rsid="001eea8d"/>
    </style:style>
    <style:style style:name="P16" style:family="paragraph" style:parent-style-name="Standard">
      <style:text-properties officeooo:rsid="00177928" officeooo:paragraph-rsid="00177928"/>
    </style:style>
    <style:style style:name="P17" style:family="paragraph" style:parent-style-name="Standard">
      <style:text-properties officeooo:rsid="0017ae14" officeooo:paragraph-rsid="0017ae14"/>
    </style:style>
    <style:style style:name="P18" style:family="paragraph" style:parent-style-name="Standard">
      <style:text-properties officeooo:paragraph-rsid="001a12a5"/>
    </style:style>
    <style:style style:name="P19" style:family="paragraph" style:parent-style-name="Standard">
      <style:text-properties officeooo:rsid="001d3757" officeooo:paragraph-rsid="001d3757"/>
    </style:style>
    <style:style style:name="P20" style:family="paragraph" style:parent-style-name="Standard">
      <style:text-properties officeooo:rsid="001d3757" officeooo:paragraph-rsid="001eea8d"/>
    </style:style>
    <style:style style:name="P21" style:family="paragraph" style:parent-style-name="Standard">
      <style:text-properties officeooo:rsid="001eea8d" officeooo:paragraph-rsid="001eea8d"/>
    </style:style>
    <style:style style:name="T1" style:family="text">
      <style:text-properties officeooo:rsid="00127f74"/>
    </style:style>
    <style:style style:name="T2" style:family="text">
      <style:text-properties officeooo:rsid="0013b817"/>
    </style:style>
    <style:style style:name="T3" style:family="text">
      <style:text-properties officeooo:rsid="0016da0b"/>
    </style:style>
    <style:style style:name="T4" style:family="text">
      <style:text-properties officeooo:rsid="001263e3"/>
    </style:style>
    <style:style style:name="T5" style:family="text">
      <style:text-properties officeooo:rsid="00193787"/>
    </style:style>
    <style:style style:name="T6" style:family="text">
      <style:text-properties officeooo:rsid="001a12a5"/>
    </style:style>
    <style:style style:name="T7" style:family="text">
      <style:text-properties officeooo:rsid="001d3757"/>
    </style:style>
    <style:style style:name="T8" style:family="text">
      <style:text-properties officeooo:rsid="001e8d6d"/>
    </style:style>
    <style:style style:name="T9" style:family="text">
      <style:text-properties officeooo:rsid="001eea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Function<text:span text:style-name="T3">s</text:span></text:p>
      <text:p text:style-name="P1"/>
      <text:p text:style-name="P1">1. <text:span text:style-name="T1">A</text:span>ckley f<text:span text:style-name="T1">un</text:span>ction, 3 variables</text:p>
      <text:p text:style-name="P1">Minima : f(x) = 0, x =(0,0,0)</text:p>
      <text:p text:style-name="P1">Obtained :f(x) = 12.172751856335983, x=(20, 2 ,-16)</text:p>
      <text:p text:style-name="P3">Details: Population size = 150</text:p>
      <text:p text:style-name="P3"><text:s text:c="14"/>Search Region: <text:span text:style-name="T3">(</text:span>-<text:span text:style-name="T2">64</text:span>,<text:span text:style-name="T2">64)</text:span>, <text:span text:style-name="T3">(</text:span>-<text:span text:style-name="T2">64</text:span>,<text:span text:style-name="T2">64)</text:span>, <text:span text:style-name="T3">(</text:span>-<text:span text:style-name="T2">64</text:span>,<text:span text:style-name="T2">64), Integers</text:span></text:p>
      <text:p text:style-name="P3"><text:s text:c="14"/>No of iterations:10000</text:p>
      <text:p text:style-name="P3"><text:s text:c="14"/>Mutation Rate: 2%</text:p>
      <text:p text:style-name="P1"/>
      <text:p text:style-name="P1">2.<text:span text:style-name="T3">Ackley function, 2 variables</text:span></text:p>
      <text:p text:style-name="P1"><text:s text:c="3"/><text:span text:style-name="T3">Minima:f(x) = 0, x=(0,0)</text:span></text:p>
      <text:p text:style-name="P5"><text:s text:c="3"/><text:span text:style-name="T3">Obtained:f(x) = 6.91503648286, x=(0,3)</text:span></text:p>
      <text:p text:style-name="P5"><text:s text:c="4"/><text:span text:style-name="T4">Details: Population size = 150</text:span></text:p>
      <text:p text:style-name="P11"><text:s text:c="14"/>Search Region: <text:span text:style-name="T3">(</text:span>-<text:span text:style-name="T3">32</text:span>,<text:span text:style-name="T3">32)</text:span>, <text:span text:style-name="T3">(</text:span>-<text:span text:style-name="T3">32</text:span>,<text:span text:style-name="T3">32), Integers</text:span></text:p>
      <text:p text:style-name="P11"><text:s text:c="14"/>No of iterations:1000</text:p>
      <text:p text:style-name="P11"><text:s text:c="14"/>Mutation Rate: 2%</text:p>
      <text:p text:style-name="P16"/>
      <text:p text:style-name="P16">3.<text:span text:style-name="T3">Ackley function, </text:span>1<text:span text:style-name="T3"> variable</text:span></text:p>
      <text:p text:style-name="P6"><text:s text:c="3"/><text:span text:style-name="T3">Minima:f(x) = 0, x=(0)</text:span></text:p>
      <text:p text:style-name="P7"><text:s text:c="3"/><text:span text:style-name="T3">Obtained:f(x) = 4.69494620141, x=(-1)</text:span></text:p>
      <text:p text:style-name="P6"><text:s text:c="4"/><text:span text:style-name="T4">Details: Population size = 150</text:span></text:p>
      <text:p text:style-name="P12"><text:s text:c="14"/>Search Region: <text:span text:style-name="T3">(</text:span>-<text:span text:style-name="T3">32</text:span>,<text:span text:style-name="T3">32), Integers</text:span></text:p>
      <text:p text:style-name="P12"><text:s text:c="14"/>No of iterations:1000</text:p>
      <text:p text:style-name="P12"><text:s text:c="14"/>Mutation Rate: 2%</text:p>
      <text:p text:style-name="P17"><text:s text:c="3"/><text:span text:style-name="T5">The ackley function for one variable gave the exact solution also, the solution is varying with each <text:s text:c="2"/>iteration</text:span></text:p>
      <text:p text:style-name="P17"/>
      <text:p text:style-name="P18"><text:span text:style-name="T6">4.</text:span>Bukin Function N. 6, <text:span text:style-name="T6">2 variable</text:span></text:p>
      <text:p text:style-name="P18"><text:s text:c="3"/><text:span text:style-name="T3">Minima:f(x) = 0, x=(-10,1)</text:span></text:p>
      <text:p text:style-name="P8"><text:s text:c="3"/><text:span text:style-name="T3">Obtained:f(x) = 0, x=(-10,1)</text:span></text:p>
      <text:p text:style-name="P8"><text:s text:c="4"/><text:span text:style-name="T4">Details: Population size = 50</text:span></text:p>
      <text:p text:style-name="P13"><text:s text:c="14"/>Search Region: <text:span text:style-name="T3">(</text:span>-<text:span text:style-name="T6">15</text:span>,-<text:span text:style-name="T6">5),(-3,3), Integers</text:span></text:p>
      <text:p text:style-name="P13"><text:s text:c="14"/>No of iterations:1000</text:p>
      <text:p text:style-name="P13"><text:s text:c="14"/>Mutation Rate: 2%</text:p>
      <text:p text:style-name="P13"/>
      <text:p text:style-name="P19">5. Cross in tray function, 2 variable(This function has multiple global minima)</text:p>
      <text:p text:style-name="P19"><text:s text:c="4"/><text:span text:style-name="T3">Minima:f(x) = -</text:span>2.06261<text:span text:style-name="T3">, x=(</text:span>1.3491,-1.3491<text:span text:style-name="T3">)</text:span></text:p>
      <text:p text:style-name="P9"><text:s text:c="3"/><text:span text:style-name="T3">Obtained:f(x) = -2.03433051263634, x=(1,1)</text:span></text:p>
      <text:p text:style-name="P9"><text:s text:c="4"/><text:span text:style-name="T4">Details: Population size = 150</text:span></text:p>
      <text:p text:style-name="P14"><text:s text:c="14"/>Search Region: <text:span text:style-name="T3">(</text:span>-<text:span text:style-name="T6">16</text:span>,<text:span text:style-name="T7">16),(-16,16), Integers</text:span></text:p>
      <text:p text:style-name="P14"><text:s text:c="14"/>No of iterations:1000</text:p>
      <text:p text:style-name="P14"><text:s text:c="14"/>Mutation Rate: 2%</text:p>
      <text:p text:style-name="P14"><text:s text:c="4"/><text:span text:style-name="T8">This genetic algorithm doesnt take decimal values of the independent variables</text:span></text:p>
      <text:p text:style-name="P14"/>
      <text:p text:style-name="P21">6.Drop wave function</text:p>
      <text:p text:style-name="P20"><text:span text:style-name="T3"><text:s text:c="3"/>Minima:f(x) = -1, x=(0,0)</text:span></text:p>
      <text:p text:style-name="P10"><text:s text:c="3"/><text:span text:style-name="T3">Obtained:f(x) = --0.7375415834929969 x=(1,0)</text:span></text:p>
      <text:p text:style-name="P10"><text:s text:c="4"/><text:span text:style-name="T4">Details: Population size = 150</text:span></text:p>
      <text:p text:style-name="P15"><text:s text:c="14"/>Search Region: <text:span text:style-name="T3">(</text:span>-<text:span text:style-name="T9">8</text:span>,<text:span text:style-name="T9">8),(-8,8), Integers</text:span></text:p>
      <text:p text:style-name="P15"><text:s text:c="14"/>No of iterations:1000<text:span text:style-name="T9">0</text:span></text:p>
      <text:p text:style-name="P15"><text:s text:c="14"/>Mutation Rate: 2%</text:p>
      <text:p text:style-name="P15"><text:soft-page-break/><text:s text:c="7"/><text:span text:style-name="T9">This genetic algorithm doesnt take the global minimum obtained in all the iterations, it takes the minimum of the last iteration. During the iterations i had observed that it did go to the global minima but later on mutation removed it from there. So, this code can be improved if i add the overall global minima tracker.</text:span></text:p>
      <text:p text:style-name="P15"/>
      <text:p text:style-name="P21">7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06:52:44.933016402</meta:creation-date>
    <dc:date>2017-02-20T11:44:28.051060955</dc:date>
    <meta:editing-duration>PT1H11M5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47" meta:word-count="270" meta:character-count="2129" meta:non-whitespace-character-count="1586"/>
  </office:meta>
</office:document-meta>
</file>